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9000000B78E28467E8A8C6A69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32cm" svg:height="4.841cm" svg:x="0.313cm" svg:y="0.366cm">
          <draw:image xlink:href="Pictures/10000000000000B9000000B78E28467E8A8C6A69.png" xlink:type="simple" xlink:show="embed" xlink:actuate="onLoad" loext:mime-type="image/png">
            <text:p/>
          </draw:image>
        </draw:frame>
        <draw:frame draw:style-name="gr2" draw:text-style-name="P2" draw:layer="layout" svg:width="4.132cm" svg:height="4.841cm" svg:x="0.44cm" svg:y="5.065cm">
          <draw:image xlink:href="Pictures/10000000000000B9000000B78E28467E8A8C6A69.png" xlink:type="simple" xlink:show="embed" xlink:actuate="onLoad" loext:mime-type="image/png">
            <text:p/>
          </draw:image>
        </draw:frame>
        <draw:frame draw:style-name="gr2" draw:text-style-name="P2" draw:layer="layout" svg:width="4.132cm" svg:height="4.841cm" draw:transform="rotate (-3.14159265358979) translate (13.457cm 20.218cm)">
          <draw:image xlink:href="Pictures/10000000000000B9000000B78E28467E8A8C6A69.png" xlink:type="simple" xlink:show="embed" xlink:actuate="onLoad" loext:mime-type="image/png">
            <text:p/>
          </draw:image>
        </draw:frame>
        <draw:frame draw:style-name="gr2" draw:text-style-name="P2" draw:layer="layout" svg:width="4.132cm" svg:height="4.841cm" draw:transform="rotate (-3.14159265358979) translate (13.457cm 15.382cm)">
          <draw:image xlink:href="Pictures/10000000000000B9000000B78E28467E8A8C6A6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4M41S</meta:editing-duration>
    <meta:editing-cycles>46</meta:editing-cycles>
    <meta:generator>LibreOffice/6.1.5.2$Linux_X86_64 LibreOffice_project/10$Build-2</meta:generator>
    <dc:date>2022-01-16T01:44:13.157264143</dc:date>
    <meta:document-statistic meta:object-count="5"/>
  </office:meta>
</office:document-meta>
</file>